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4fba" officeooo:paragraph-rsid="00044fba"/>
    </style:style>
    <style:style style:name="P2" style:family="paragraph" style:parent-style-name="Text_20_body">
      <style:text-properties officeooo:rsid="0003938f" officeooo:paragraph-rsid="0003938f"/>
    </style:style>
    <style:style style:name="P3" style:family="paragraph" style:parent-style-name="Title">
      <style:text-properties officeooo:rsid="0003938f" officeooo:paragraph-rsid="0003938f"/>
    </style:style>
    <style:style style:name="P4" style:family="paragraph" style:parent-style-name="Text_20_body">
      <style:text-properties officeooo:rsid="000a2abc" officeooo:paragraph-rsid="000a2abc"/>
    </style:style>
    <style:style style:name="P5" style:family="paragraph" style:parent-style-name="Text_20_body">
      <style:text-properties officeooo:rsid="00060852" officeooo:paragraph-rsid="000a2abc"/>
    </style:style>
    <style:style style:name="P6" style:family="paragraph" style:parent-style-name="Text_20_body">
      <style:text-properties officeooo:rsid="000cf014" officeooo:paragraph-rsid="000cf014"/>
    </style:style>
    <style:style style:name="P7" style:family="paragraph" style:parent-style-name="Heading_20_1">
      <style:text-properties officeooo:rsid="000a2abc" officeooo:paragraph-rsid="000a2abc"/>
    </style:style>
    <style:style style:name="P8" style:family="paragraph" style:parent-style-name="Heading_20_1">
      <style:text-properties fo:color="#00a933" loext:opacity="100%"/>
    </style:style>
    <style:style style:name="P9" style:family="paragraph" style:parent-style-name="Heading_20_2">
      <style:text-properties officeooo:rsid="000a2abc" officeooo:paragraph-rsid="000a2abc"/>
    </style:style>
    <style:style style:name="P10" style:family="paragraph" style:parent-style-name="Heading_20_2">
      <style:text-properties officeooo:rsid="00060852" officeooo:paragraph-rsid="00060852"/>
    </style:style>
    <style:style style:name="P11" style:family="paragraph" style:parent-style-name="Text_20_body">
      <style:text-properties officeooo:rsid="00044fba" officeooo:paragraph-rsid="00044fba"/>
    </style:style>
    <style:style style:name="T1" style:family="text">
      <style:text-properties officeooo:rsid="00044fba"/>
    </style:style>
    <style:style style:name="T2" style:family="text">
      <style:text-properties officeooo:rsid="0005d55c"/>
    </style:style>
    <style:style style:name="T3" style:family="text">
      <style:text-properties officeooo:rsid="0006b909"/>
    </style:style>
    <style:style style:name="T4" style:family="text">
      <style:text-properties officeooo:rsid="00092c51"/>
    </style:style>
    <style:style style:name="T5" style:family="text">
      <style:text-properties officeooo:rsid="000a2abc"/>
    </style:style>
    <style:style style:name="T6" style:family="text">
      <style:text-properties officeooo:rsid="000bd7a2"/>
    </style:style>
    <style:style style:name="T7" style:family="text">
      <style:text-properties officeooo:rsid="000cf0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ítulo</text:p>
      <text:p text:style-name="P2"/>
      <text:p text:style-name="P2">Nombre<text:span text:style-name="T4">s</text:span> de<text:span text:style-name="T4"> integrantes con</text:span><text:span text:style-name="T1"> matrícula</text:span></text:p>
      <text:p text:style-name="P1">Licenciatura, Nombre de la UEA, fecha</text:p>
      <text:p text:style-name="P1">UAM Lerma</text:p>
      <text:h text:style-name="P7" text:outline-level="1">Propuesta</text:h>
      <text:p text:style-name="P4">Párrafo que describe la propuesta creativa de la narrativa multimedia colaborativa.<text:span text:style-name="T6"> Incluye una pregunta</text:span><text:span text:style-name="T7"> que dirija la realización de tu proyecto. Como sugerencia puedes enunciarla con una perspectiva de investigación artística. Es decir, partiendo de tu práctica artística y colaborativa, piensa en aquello que te intriga, inquieta o motiva a realizar el trabajo que propones.</text:span></text:p>
      <text:h text:style-name="P9" text:outline-level="2">Objetivos</text:h>
      <text:p text:style-name="P4">Objetivos de la narrativa multimedia colaborativa. Inicia cada uno con un verbo.<text:span text:style-name="T7"> Los objetivos son metas que vas a alcanzar al realizar este trabajo.</text:span></text:p>
      <text:h text:style-name="Heading_20_2" text:outline-level="2">Metodología</text:h>
      <text:p text:style-name="P6">A nivel artístico, describe cómo vas a realizar el trabajo y qué pasos vasa a seguir para contestar tu pregunta.</text:p>
      <text:h text:style-name="Heading_20_2" text:outline-level="2">Imagen descriptiva</text:h>
      <text:p text:style-name="P1">[insertar imagen<text:span text:style-name="T2">, tabla o gráfico </text:span><text:span text:style-name="T5">que describa la propuesta</text:span>]</text:p>
      <text:p text:style-name="P1">Imagen 1. Descripción de la imagen<text:span text:style-name="T2">, tabla o gráfico.</text:span></text:p>
      <text:p text:style-name="P1"/>
      <text:h text:style-name="P8" text:outline-level="1">Desarrollo</text:h>
      <text:p text:style-name="Text_20_body"/>
      <text:h text:style-name="P10" text:outline-level="2" text:is-list-header="true">Referen<text:span text:style-name="T5">tes</text:span></text:h>
      <text:p text:style-name="P5">Aquí van las referencias<text:span text:style-name="T5"> de los trabajos artísticos que te inspiran a plantear tu propuesta creativa como son películas, series fotográficas, sitios web, videos, redes sociales tec.</text:span></text:p>
      <text:p text:style-name="P5"><text:span text:style-name="T5">E</text:span><text:span text:style-name="T3">l aparato crítico</text:span><text:span text:style-name="T5"> será</text:span><text:span text:style-name="T3"> APA</text:span><text:span text:style-name="T5"> versión 7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3:37:24.760239049</meta:creation-date>
    <dc:date>2023-12-05T10:03:02.910159840</dc:date>
    <meta:editing-duration>PT38M7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72" meta:character-count="1124" meta:non-whitespace-character-count="969"/>
  </office:meta>
</office:document-meta>
</file>